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pareDownloadEvent.PrepareDownloadEvent( Artifact [ ] artifa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pareDownloadEvent.getArtifa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